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pitch="variable" style:font-charset="x-symbol"/>
    <style:font-face style:name="StarSymbol" svg:font-family="StarSymbol"/>
    <style:font-face style:name="Bitstream Vera Sans Mono" svg:font-family="'Bitstream Vera Sans Mono'" style:font-family-generic="modern" style:font-pitch="fixed"/>
    <style:font-face style:name="DejaVu Sans Mono" svg:font-family="'DejaVu Sans Mono'" style:font-family-generic="swiss" style:font-pitch="fixed"/>
    <style:font-face style:name="DejaVu Serif" svg:font-family="'DejaVu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6.9333in" table:align="margins"/>
    </style:style>
    <style:style style:name="Table1.A" style:family="table-column">
      <style:table-column-properties style:column-width="3.4667in" style:rel-column-width="3276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DejaVu Serif"/>
    </style:style>
    <style:style style:name="P2" style:family="paragraph" style:parent-style-name="Standard">
      <style:paragraph-properties fo:text-align="start" style:justify-single-word="false"/>
      <style:text-properties style:font-name="DejaVu Serif"/>
    </style:style>
    <style:style style:name="P3" style:family="paragraph" style:parent-style-name="Standard">
      <style:paragraph-properties fo:text-align="start" style:justify-single-word="false"/>
      <style:text-properties style:font-name="DejaVu Serif" fo:font-size="10pt" fo:font-weight="bold" style:font-size-asian="10pt" style:font-weight-asian="bold" style:font-size-complex="10pt" style:font-weight-complex="bold"/>
    </style:style>
    <style:style style:name="P4" style:family="paragraph" style:parent-style-name="Standard">
      <style:paragraph-properties fo:text-align="center" style:justify-single-word="false"/>
      <style:text-properties style:font-name="DejaVu Serif" fo:font-size="10pt" fo:font-weight="bold" style:font-size-asian="10pt" style:font-weight-asian="bold" style:font-size-complex="10pt" style:font-weight-complex="bold"/>
    </style:style>
    <style:style style:name="P5" style:family="paragraph" style:parent-style-name="Standard">
      <style:paragraph-properties fo:text-align="center" style:justify-single-word="false"/>
      <style:text-properties style:font-name="DejaVu Serif"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DejaVu Serif"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fo:color="#141312" style:font-name="DejaVu Serif" fo:font-size="12pt" fo:font-weight="normal" style:font-name-asian="DejaVu Serif" style:font-size-asian="12pt" style:font-weight-asian="normal" style:font-name-complex="DejaVu Serif" style:font-size-complex="12pt" style:font-weight-complex="normal"/>
    </style:style>
    <style:style style:name="P8" style:family="paragraph" style:parent-style-name="Standard">
      <style:paragraph-properties fo:text-align="justify" style:justify-single-word="false"/>
      <style:text-properties fo:color="#141312" style:font-name="DejaVu Serif" fo:font-size="12pt" fo:font-weight="normal" style:font-name-asian="DejaVu Serif" style:font-size-asian="12pt" style:font-weight-asian="normal" style:font-name-complex="DejaVu Serif" style:font-size-complex="12pt" style:font-weight-complex="normal"/>
    </style:style>
    <style:style style:name="P9" style:family="paragraph" style:parent-style-name="Standard">
      <style:paragraph-properties fo:text-align="start" style:justify-single-word="false"/>
      <style:text-properties fo:color="#141312" style:font-name="DejaVu Serif" fo:font-size="12pt" fo:font-weight="bold" style:font-name-asian="DejaVu Serif" style:font-size-asian="12pt" style:font-weight-asian="bold" style:font-name-complex="DejaVu Serif" style:font-size-complex="12pt" style:font-weight-complex="bold"/>
    </style:style>
    <style:style style:name="P10" style:family="paragraph" style:parent-style-name="Standard">
      <style:paragraph-properties fo:text-align="justify" style:justify-single-word="false"/>
      <style:text-properties fo:color="#141312" style:font-name="DejaVu Serif" fo:font-size="8pt" fo:font-weight="normal" style:font-name-asian="DejaVu Serif" style:font-size-asian="8pt" style:font-weight-asian="normal" style:font-name-complex="DejaVu Serif" style:font-size-complex="8pt" style:font-weight-complex="normal"/>
    </style:style>
    <style:style style:name="P11" style:family="paragraph" style:parent-style-name="Standard">
      <style:paragraph-properties fo:margin-left="1.0083in" fo:margin-right="0in" fo:text-align="start" style:justify-single-word="false" fo:text-indent="0in" style:auto-text-indent="false"/>
      <style:text-properties fo:color="#141312" style:font-name="DejaVu Sans Mono" fo:font-size="12pt" fo:font-weight="normal" style:font-name-asian="DejaVu Serif" style:font-size-asian="12pt" style:font-weight-asian="normal" style:font-name-complex="DejaVu Serif" style:font-size-complex="12pt" style:font-weight-complex="normal"/>
    </style:style>
    <style:style style:name="P12" style:family="paragraph" style:parent-style-name="Standard">
      <style:paragraph-properties fo:margin-left="0.9917in" fo:margin-right="0in" fo:text-align="start" style:justify-single-word="false" fo:text-indent="0in" style:auto-text-indent="false"/>
      <style:text-properties fo:color="#141312" style:font-name="DejaVu Sans Mono" fo:font-size="12pt" fo:font-weight="normal" style:font-name-asian="DejaVu Serif" style:font-size-asian="12pt" style:font-weight-asian="normal" style:font-name-complex="DejaVu Serif" style:font-size-complex="12pt" style:font-weight-complex="normal"/>
    </style:style>
    <style:style style:name="P13" style:family="paragraph" style:parent-style-name="Standard">
      <style:paragraph-properties fo:text-align="start" style:justify-single-word="false" fo:break-before="page"/>
      <style:text-properties fo:color="#141312" style:font-name="DejaVu Serif" fo:font-size="12pt" fo:font-weight="normal" style:font-name-asian="DejaVu Serif" style:font-size-asian="12pt" style:font-weight-asian="normal" style:font-name-complex="DejaVu Serif" style:font-size-complex="12pt" style:font-weight-complex="normal"/>
    </style:style>
    <style:style style:name="P14" style:family="paragraph" style:parent-style-name="Standard">
      <style:paragraph-properties fo:margin-left="1.0165in" fo:margin-right="0in" fo:text-align="start" style:justify-single-word="false" fo:text-indent="0in" style:auto-text-indent="false"/>
      <style:text-properties fo:color="#141312" style:font-name="DejaVu Sans Mono" fo:font-size="12pt" fo:font-weight="normal" style:font-name-asian="DejaVu Serif" style:font-size-asian="12pt" style:font-weight-asian="normal" style:font-name-complex="DejaVu Serif" style:font-size-complex="12pt" style:font-weight-complex="normal"/>
    </style:style>
    <style:style style:name="P15" style:family="paragraph" style:parent-style-name="Standard">
      <style:paragraph-properties fo:text-align="start" style:justify-single-word="false"/>
      <style:text-properties fo:color="#141312" style:font-name="DejaVu Serif" fo:font-size="10pt" fo:font-weight="bold" style:font-name-asian="DejaVu Serif" style:font-size-asian="10pt" style:font-weight-asian="bold" style:font-name-complex="DejaVu Serif" style:font-size-complex="10pt" style:font-weight-complex="bold"/>
    </style:style>
    <style:style style:name="P16" style:family="paragraph" style:parent-style-name="Standard">
      <style:paragraph-properties fo:text-align="justify" style:justify-single-word="false"/>
      <style:text-properties fo:color="#141312" style:font-name="DejaVu Serif" fo:font-size="10pt" fo:font-weight="bold" style:font-name-asian="DejaVu Serif" style:font-size-asian="10pt" style:font-weight-asian="bold" style:font-name-complex="DejaVu Serif" style:font-size-complex="10pt" style:font-weight-complex="bold"/>
    </style:style>
    <style:style style:name="P17" style:family="paragraph" style:parent-style-name="Standard">
      <style:paragraph-properties fo:text-align="justify" style:justify-single-word="false"/>
      <style:text-properties fo:color="#141312" style:font-name="DejaVu Serif" fo:font-size="12pt" fo:font-weight="normal" style:font-name-asian="DejaVu Serif" style:font-size-asian="12pt" style:font-weight-asian="normal" style:font-name-complex="DejaVu Serif" style:font-size-complex="12pt" style:font-weight-complex="normal"/>
    </style:style>
    <style:style style:name="P18" style:family="paragraph" style:parent-style-name="Standard" style:list-style-name="L1">
      <style:paragraph-properties fo:text-align="justify" style:justify-single-word="false"/>
      <style:text-properties fo:color="#141312" style:font-name="DejaVu Serif" fo:font-size="12pt" fo:font-weight="normal" style:font-name-asian="DejaVu Serif" style:font-size-asian="12pt" style:font-weight-asian="normal" style:font-name-complex="DejaVu Serif" style:font-size-complex="12pt" style:font-weight-complex="normal"/>
    </style:style>
    <style:style style:name="P19" style:family="paragraph" style:parent-style-name="Standard">
      <style:paragraph-properties fo:text-align="start" style:justify-single-word="false"/>
      <style:text-properties fo:color="#141312" style:font-name="DejaVu Serif" fo:font-size="12pt" fo:font-weight="normal" style:font-name-asian="DejaVu Serif" style:font-size-asian="12pt" style:font-weight-asian="normal" style:font-name-complex="DejaVu Serif" style:font-size-complex="12pt" style:font-weight-complex="normal"/>
    </style:style>
    <style:style style:name="P20" style:family="paragraph" style:parent-style-name="Standard">
      <style:paragraph-properties fo:text-align="start" style:justify-single-word="false"/>
      <style:text-properties fo:color="#141312" style:font-name="DejaVu Serif" fo:font-size="12pt" fo:font-weight="bold" style:font-name-asian="DejaVu Serif" style:font-size-asian="12pt" style:font-weight-asian="bold" style:font-name-complex="DejaVu Serif" style:font-size-complex="12pt" style:font-weight-complex="bold"/>
    </style:style>
    <style:style style:name="P21" style:family="paragraph" style:parent-style-name="Standard">
      <style:paragraph-properties fo:text-align="justify" style:justify-single-word="false"/>
      <style:text-properties fo:color="#141312" style:font-name="DejaVu Serif" fo:font-size="8pt" fo:font-weight="normal" style:font-name-asian="DejaVu Serif" style:font-size-asian="8pt" style:font-weight-asian="normal" style:font-name-complex="DejaVu Serif" style:font-size-complex="8pt" style:font-weight-complex="normal"/>
    </style:style>
    <style:style style:name="P22" style:family="paragraph" style:parent-style-name="Standard">
      <style:paragraph-properties fo:text-align="justify" style:justify-single-word="false"/>
      <style:text-properties fo:color="#141312" style:font-name="DejaVu Sans Mono" fo:font-size="10pt" fo:font-weight="normal" style:font-name-asian="DejaVu Serif" style:font-size-asian="10pt" style:font-weight-asian="normal" style:font-name-complex="DejaVu Serif" style:font-size-complex="10pt" style:font-weight-complex="normal"/>
    </style:style>
    <style:style style:name="P23" style:family="paragraph" style:parent-style-name="Text_20_body">
      <style:paragraph-properties fo:margin-top="0in" fo:margin-bottom="0in"/>
    </style:style>
    <style:style style:name="P24" style:family="paragraph" style:parent-style-name="Table_20_Contents">
      <style:paragraph-properties fo:text-align="justify" style:justify-single-word="false"/>
      <style:text-properties style:font-name="DejaVu Serif" fo:font-size="12pt" style:font-name-asian="DejaVu Serif" style:font-size-asian="12pt" style:font-name-complex="DejaVu Serif" style:font-size-complex="12pt"/>
    </style:style>
    <style:style style:name="T1" style:family="text">
      <style:text-properties fo:font-size="10pt" fo:font-weight="bold" style:font-size-asian="10pt" style:font-weight-asian="bold" style:font-size-complex="10pt" style:font-weight-complex="bold"/>
    </style:style>
    <style:style style:name="T2" style:family="text">
      <style:text-properties fo:color="#141312"/>
    </style:style>
    <style:style style:name="T3" style:family="text">
      <style:text-properties style:font-name="DejaVu Serif"/>
    </style:style>
    <style:style style:name="T4" style:family="text">
      <style:text-properties fo:font-size="8pt"/>
    </style:style>
    <style:style style:name="T5" style:family="text">
      <style:text-properties fo:font-weight="normal"/>
    </style:style>
    <style:style style:name="T6" style:family="text">
      <style:text-properties style:font-name-asian="DejaVu Serif"/>
    </style:style>
    <style:style style:name="T7" style:family="text">
      <style:text-properties style:font-size-asian="8pt"/>
    </style:style>
    <style:style style:name="T8" style:family="text">
      <style:text-properties style:font-weight-asian="normal"/>
    </style:style>
    <style:style style:name="T9" style:family="text">
      <style:text-properties style:font-name-complex="DejaVu Serif"/>
    </style:style>
    <style:style style:name="T10" style:family="text">
      <style:text-properties style:font-size-complex="8pt"/>
    </style:style>
    <style:style style:name="T11" style:family="text">
      <style:text-properties style:font-weight-complex="normal"/>
    </style:style>
    <text:list-style style:name="L1">
      <text:list-level-style-bullet text:level="1" text:style-name="Bullet_20_Symbols" style:num-suffix="." text:bullet-char="•">
        <style:text-properties style:font-name="StarSymbol1"/>
      </text:list-level-style-bullet>
      <text:list-level-style-bullet text:level="2" text:style-name="Bullet_20_Symbols" style:num-suffix="." text:bullet-char="•">
        <style:text-properties style:font-name="StarSymbol1"/>
      </text:list-level-style-bullet>
      <text:list-level-style-bullet text:level="3" text:style-name="Bullet_20_Symbols" style:num-suffix="." text:bullet-char="•">
        <style:text-properties style:font-name="StarSymbol1"/>
      </text:list-level-style-bullet>
      <text:list-level-style-bullet text:level="4" text:style-name="Bullet_20_Symbols" style:num-suffix="." text:bullet-char="•">
        <style:text-properties style:font-name="StarSymbol1"/>
      </text:list-level-style-bullet>
      <text:list-level-style-bullet text:level="5" text:style-name="Bullet_20_Symbols" style:num-suffix="." text:bullet-char="•">
        <style:text-properties style:font-name="StarSymbol1"/>
      </text:list-level-style-bullet>
      <text:list-level-style-bullet text:level="6" text:style-name="Bullet_20_Symbols" style:num-suffix="." text:bullet-char="•">
        <style:text-properties style:font-name="StarSymbol1"/>
      </text:list-level-style-bullet>
      <text:list-level-style-bullet text:level="7" text:style-name="Bullet_20_Symbols" style:num-suffix="." text:bullet-char="•">
        <style:text-properties style:font-name="StarSymbol1"/>
      </text:list-level-style-bullet>
      <text:list-level-style-bullet text:level="8" text:style-name="Bullet_20_Symbols" style:num-suffix="." text:bullet-char="•">
        <style:text-properties style:font-name="StarSymbol1"/>
      </text:list-level-style-bullet>
      <text:list-level-style-bullet text:level="9" text:style-name="Bullet_20_Symbols" style:num-suffix="." text:bullet-char="•">
        <style:text-properties style:font-name="StarSymbol1"/>
      </text:list-level-style-bullet>
      <text:list-level-style-bullet text:level="10" text:style-name="Bullet_20_Symbols" style:num-suffix="." text:bullet-char="•">
        <style:text-properties style:font-name="StarSymbol1"/>
      </text:list-level-style-bullet>
    </text:list-style>
    <text:list-style style:name="L2">
      <text:list-level-style-bullet text:level="1" text:style-name="Bullet_20_Symbols" style:num-suffix="." text:bullet-char="•">
        <style:text-properties style:font-name="StarSymbol1"/>
      </text:list-level-style-bullet>
      <text:list-level-style-bullet text:level="2" text:style-name="Bullet_20_Symbols" style:num-suffix="." text:bullet-char="•">
        <style:text-properties style:font-name="StarSymbol1"/>
      </text:list-level-style-bullet>
      <text:list-level-style-bullet text:level="3" text:style-name="Bullet_20_Symbols" style:num-suffix="." text:bullet-char="•">
        <style:text-properties style:font-name="StarSymbol1"/>
      </text:list-level-style-bullet>
      <text:list-level-style-bullet text:level="4" text:style-name="Bullet_20_Symbols" style:num-suffix="." text:bullet-char="•">
        <style:text-properties style:font-name="StarSymbol1"/>
      </text:list-level-style-bullet>
      <text:list-level-style-bullet text:level="5" text:style-name="Bullet_20_Symbols" style:num-suffix="." text:bullet-char="•">
        <style:text-properties style:font-name="StarSymbol1"/>
      </text:list-level-style-bullet>
      <text:list-level-style-bullet text:level="6" text:style-name="Bullet_20_Symbols" style:num-suffix="." text:bullet-char="•">
        <style:text-properties style:font-name="StarSymbol1"/>
      </text:list-level-style-bullet>
      <text:list-level-style-bullet text:level="7" text:style-name="Bullet_20_Symbols" style:num-suffix="." text:bullet-char="•">
        <style:text-properties style:font-name="StarSymbol1"/>
      </text:list-level-style-bullet>
      <text:list-level-style-bullet text:level="8" text:style-name="Bullet_20_Symbols" style:num-suffix="." text:bullet-char="•">
        <style:text-properties style:font-name="StarSymbol1"/>
      </text:list-level-style-bullet>
      <text:list-level-style-bullet text:level="9" text:style-name="Bullet_20_Symbols" style:num-suffix="." text:bullet-char="•">
        <style:text-properties style:font-name="StarSymbol1"/>
      </text:list-level-style-bullet>
      <text:list-level-style-bullet text:level="10" text:style-name="Bullet_20_Symbols" style:num-suffix="." text:bullet-char="•">
        <style:text-properties style:font-name="StarSymbol1"/>
      </text:list-level-style-bullet>
    </text:list-style>
    <text:list-style style:name="L3">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icolas Viennot<text:tab/><text:tab/><text:tab/><text:tab/><text:tab/><text:tab/><text:tab/><text:tab/><text:tab/><text:tab/> <text:s text:c="4"/>12/18/08</text:p>
      <text:p text:style-name="P2">Daniel Benamy</text:p>
      <text:p text:style-name="P1"/>
      <text:p text:style-name="P1"/>
      <text:p text:style-name="P5">COMS W4115 – Final report</text:p>
      <text:p text:style-name="P4"/>
      <text:p text:style-name="P3"/>
      <text:p text:style-name="P6">Introduction</text:p>
      <text:p text:style-name="P8"><text:tab/>The C Flat language is a subset of the C language. Some of the core functionalities of C has been stripped: there is no preprocessor, no structs, no strings, not even pointers. It's goal is purely educational.</text:p>
      <text:p text:style-name="P8"><text:tab/>Originally Nico and Dan were working on two separate languages. The two projects merged, taking some features from each, and this is the resulting language.</text:p>
      <text:p text:style-name="P8"><text:tab/>The original ltc and C Flat language proposals are included.</text:p>
      <text:p text:style-name="P7"/>
      <text:p text:style-name="P9">C Flat Tutorial</text:p>
      <text:p text:style-name="P8"><text:tab/>C Flat is easy to use for any programmer familiar with a C-like language. The main differences from C are that there is only one type: the integer, variables don't have to be declared before use (but there are no global variables), and there are exceptions.</text:p>
      <text:p text:style-name="P7"/>
      <text:p text:style-name="P7"/>
      <text:p text:style-name="P7">"Hello World" (outputs 1):</text:p>
      <text:p text:style-name="P11">main() {</text:p>
      <text:p text:style-name="P11"><text:tab/>out(1);</text:p>
      <text:p text:style-name="P11">}</text:p>
      <text:p text:style-name="P7"/>
      <text:p text:style-name="P7"/>
      <text:p text:style-name="P7">Recursive Fibonacci:</text:p>
      <text:p text:style-name="P14">fib(n) {</text:p>
      <text:p text:style-name="P14"><text:tab/>if (n &lt; 3)</text:p>
      <text:p text:style-name="P14"><text:tab/><text:tab/>return 1;</text:p>
      <text:p text:style-name="P14"><text:tab/>else</text:p>
      <text:p text:style-name="P14"><text:tab/><text:tab/>return fib(n-1) + fib(n-2);</text:p>
      <text:p text:style-name="P14">}</text:p>
      <text:p text:style-name="P14">main() {</text:p>
      <text:p text:style-name="P14"><text:tab/>n = in();</text:p>
      <text:p text:style-name="P14"><text:tab/>out(fib(n));</text:p>
      <text:p text:style-name="P14">}</text:p>
      <text:p text:style-name="P7"/>
      <text:p text:style-name="P13">Iterative Fibonacci:</text:p>
      <text:p text:style-name="P12">fib(n) {</text:p>
      <text:p text:style-name="P12"><text:tab/>if (n &lt; 1)</text:p>
      <text:p text:style-name="P12"><text:tab/><text:tab/>throw 1;</text:p>
      <text:p text:style-name="P12"/>
      <text:p text:style-name="P12"><text:tab/>a = 1; // last fib #</text:p>
      <text:p text:style-name="P12"><text:tab/>b = 1; // current fib #</text:p>
      <text:p text:style-name="P12"><text:tab/>for (i = 3; i &lt;= n; i++) {</text:p>
      <text:p text:style-name="P12"><text:tab/><text:tab/>temp = b;</text:p>
      <text:p text:style-name="P12"><text:tab/><text:tab/>b += a;</text:p>
      <text:p text:style-name="P12"><text:tab/><text:tab/>a = temp;</text:p>
      <text:p text:style-name="P12"><text:tab/>}</text:p>
      <text:p text:style-name="P12"><text:tab/>return b;</text:p>
      <text:p text:style-name="P12">}</text:p>
      <text:p text:style-name="P12">main() {</text:p>
      <text:p text:style-name="P12"><text:tab/>n = in();</text:p>
      <text:p text:style-name="P12"><text:tab/>out(fib(n));</text:p>
      <text:p text:style-name="P12">}</text:p>
      <text:p text:style-name="P7"/>
      <text:p text:style-name="P9">Language Manual</text:p>
      <text:p text:style-name="P7"><text:tab/>The LRM is included in appendix A.</text:p>
      <text:p text:style-name="P7"/>
      <text:p text:style-name="P9">Project Plan</text:p>
      <text:p text:style-name="P15"><text:s text:c="2"/>Processes</text:p>
      <text:p text:style-name="P8"><text:tab/>When we merged projects, we decided to start off by implementing as much of the ltc proposal as possible and adding features from the original c flat proposal at the end if we had time. The ltc proposal clearly laid out the subset of C which we would be implementing. Since we were basing the language off of an existing one, there wasn't very much planning that had to go into figuring out how the language would work as far as the users are concerned.</text:p>
      <text:p text:style-name="P8"/>
      <text:p text:style-name="P8"><text:tab/>Our process for progressing through the project was to pick a feature that wasn't implemented and think through how exactly it should work and how it needed to be implemented. We sometimes had to compile some test C programs and look at the assembly generated or look up instructions in the Intel x86 manuals to learn exactly how something would work. Then we'd implement the feature and some tests for it. Sometimes we wrote the corresponding part of the LRM at that point and sometimes we filled it in later. This normally wouldn't be a great idea, but this language is small enough that it worked just fine.</text:p>
      <text:p text:style-name="P8"/>
      <text:p text:style-name="P8"><text:tab/>We had an automated tester which would run a series of code snippets through the compiler, run them, and verify that the output (or lack thereof) was correct. The tester was an improved version of the tester Dan used last fall in PLT. Initially we were also running the test suite that professor Edwards supplied with microc, but we eventually migrated to only our tester. It was quicker and easier to write tests for this tester because they all go in one file. After we did any work on the compiler, we'd run a quick "make test" and be able to verify that everything still worked correctly.</text:p>
      <text:p text:style-name="P16"><text:soft-page-break/><text:s text:c="2"/>Programming Style Guide</text:p>
      <text:p text:style-name="P8"><text:tab/>For the compiler, we stuck with the style already used in microc. More or less:</text:p>
      <text:list text:style-name="L1">
        <text:list-item>
          <text:p text:style-name="P18">Indentation: 2 spaces.</text:p>
        </text:list-item>
        <text:list-item>
          <text:p text:style-name="P18">Indentation level is increased when declaring a non trivial function (that is a function with at least one argument)</text:p>
        </text:list-item>
        <text:list-item>
          <text:p text:style-name="P18">When matching, each case should be on it's own line. It also increase the indentation level.</text:p>
        </text:list-item>
        <text:list-item>
          <text:p text:style-name="P18">Function names are in lower case with words separated by underscores.</text:p>
        </text:list-item>
        <text:list-item>
          <text:p text:style-name="P18">Structures: names and fields are lower case with works separated by underscores.</text:p>
        </text:list-item>
        <text:list-item>
          <text:p text:style-name="P18">Types: names lowercase, possible values first letter uppercase.</text:p>
        </text:list-item>
        <text:list-item>
          <text:p text:style-name="P18">For generated assembly: All operands lined up.</text:p>
        </text:list-item>
      </text:list>
      <text:p text:style-name="P8"/>
      <text:p text:style-name="P8">For example, this is a snippet from backend.ml:</text:p>
      <text:p text:style-name="P8"/>
      <text:p text:style-name="P22">let rec eval_expr_to_eax fdecl = function</text:p>
      <text:p text:style-name="P22"><text:s text:c="4"/>Literal(l) -&gt;</text:p>
      <text:p text:style-name="P22"><text:s text:c="6"/>sprintf "mov eax, %d\n" l</text:p>
      <text:p text:style-name="P22"><text:s text:c="2"/>| Assignop(v, o, e) -&gt;</text:p>
      <text:p text:style-name="P22"><text:s text:c="6"/>let assign_binop binop =</text:p>
      <text:p text:style-name="P22"><text:s text:c="8"/>eval_expr_to_eax fdecl (Assignop(v, Assign, Binop(Id(v), binop, e))) in</text:p>
      <text:p text:style-name="P22"><text:s text:c="6"/>(match o with</text:p>
      <text:p text:style-name="P22"><text:s text:c="8"/>Assign <text:s text:c="7"/>-&gt; eval_expr_to_eax fdecl e ^</text:p>
      <text:p text:style-name="P22"><text:s text:c="25"/>sprintf "mov [ebp+%d], eax\n" (id_to_offset fdecl v)</text:p>
      <text:p text:style-name="P22"><text:s text:c="6"/>| Add_assign <text:s text:c="3"/>-&gt; assign_binop Add</text:p>
      <text:p text:style-name="P22"><text:s text:c="6"/>| Sub_assign <text:s text:c="3"/>-&gt; assign_binop Sub</text:p>
      <text:p text:style-name="P22"><text:s text:c="6"/>| Mult_assign <text:s text:c="2"/>-&gt; assign_binop Mult</text:p>
      <text:p text:style-name="P22"><text:s text:c="6"/>| Div_assign <text:s text:c="3"/>-&gt; assign_binop Div</text:p>
      <text:p text:style-name="P22"/>
      <text:p text:style-name="P8"><text:s text:c="2"/><text:span text:style-name="T1">Project Timeline</text:span></text:p>
      <text:p text:style-name="P8">October: Proposals, automated tester</text:p>
      <text:p text:style-name="P8">November: Merged projects, first assembly program generated (skeleton, functions, basic operators, I/O), LRM started</text:p>
      <text:p text:style-name="P8">December:</text:p>
      <text:p text:style-name="P7"><text:tab/>Week 1: Nothing</text:p>
      <text:p text:style-name="P7"><text:tab/>Week 2: Many operators, proper argument evaluation, break, continue, exceptions</text:p>
      <text:p text:style-name="P7"><text:tab/>Week 3: Static semantic analysis, compiler completed, LRM completed</text:p>
      <text:p text:style-name="P7"/>
      <text:p text:style-name="P15"><text:s text:c="2"/>Roles and Responsibilities</text:p>
      <text:p text:style-name="P8">We worked together on most aspects of the project. Nico implemented a</text:p>
      <text:p text:style-name="P8">number of language features on his own and Dan got the automated</text:p>
      <text:p text:style-name="P8">tester going.</text:p>
      <text:p text:style-name="P8"/>
      <text:p text:style-name="P8"><text:s text:c="2"/><text:span text:style-name="T1">Software Development Environment</text:span></text:p>
      <text:p text:style-name="P8">We are both running a linux OS with its standard tools.</text:p>
      <table:table table:name="Table1" table:style-name="Table1">
        <table:table-column table:style-name="Table1.A" table:number-columns-repeated="2"/>
        <table:table-row>
          <table:table-cell table:style-name="Table1.A1" office:value-type="string">
            <text:p text:style-name="P24">Kate, Vim, and Nano</text:p>
          </table:table-cell>
          <table:table-cell table:style-name="Table1.B1" office:value-type="string">
            <text:p text:style-name="P24">Source code editing</text:p>
          </table:table-cell>
        </table:table-row>
        <table:table-row>
          <table:table-cell table:style-name="Table1.A2" office:value-type="string">
            <text:p text:style-name="P24">Ocaml Tool Suite</text:p>
          </table:table-cell>
          <table:table-cell table:style-name="Table1.B2" office:value-type="string">
            <text:p text:style-name="P8">Lexer, parser, static and semantic analysis, backend, top level compiler <text:soft-page-break/>driver</text:p>
          </table:table-cell>
        </table:table-row>
        <table:table-row>
          <table:table-cell table:style-name="Table1.A2" office:value-type="string">
            <text:p text:style-name="P24">Gcc</text:p>
          </table:table-cell>
          <table:table-cell table:style-name="Table1.B2" office:value-type="string">
            <text:p text:style-name="P8">Compiling standard library (which is C), assembling output of the C Flat compiler, linking object files</text:p>
          </table:table-cell>
        </table:table-row>
        <table:table-row>
          <table:table-cell table:style-name="Table1.A2" office:value-type="string">
            <text:p text:style-name="P24">Python</text:p>
          </table:table-cell>
          <table:table-cell table:style-name="Table1.B2" office:value-type="string">
            <text:p text:style-name="P8">Automated tester</text:p>
          </table:table-cell>
        </table:table-row>
        <table:table-row>
          <table:table-cell table:style-name="Table1.A2" office:value-type="string">
            <text:p text:style-name="P24">OpenOffice</text:p>
          </table:table-cell>
          <table:table-cell table:style-name="Table1.B2" office:value-type="string">
            <text:p text:style-name="P8">Report</text:p>
          </table:table-cell>
        </table:table-row>
        <table:table-row>
          <table:table-cell table:style-name="Table1.A2" office:value-type="string">
            <text:p text:style-name="P24">Lyx</text:p>
          </table:table-cell>
          <table:table-cell table:style-name="Table1.B2" office:value-type="string">
            <text:p text:style-name="P8">LRM</text:p>
          </table:table-cell>
        </table:table-row>
        <table:table-row>
          <table:table-cell table:style-name="Table1.A2" office:value-type="string">
            <text:p text:style-name="P24">GNU Make</text:p>
          </table:table-cell>
          <table:table-cell table:style-name="Table1.B2" office:value-type="string">
            <text:p text:style-name="P8">Project building</text:p>
          </table:table-cell>
        </table:table-row>
      </table:table>
      <text:p text:style-name="P8"/>
      <text:p text:style-name="P8"><text:s text:c="2"/><text:span text:style-name="T1">Project Log</text:span></text:p>
      <text:p text:style-name="P10">Nicolas Viennot<text:tab/>2008-12-18 10:47:49 -0500<text:tab/>style fix</text:p>
      <text:p text:style-name="P10">Nicolas Viennot<text:tab/>2008-12-18 10:45:37 -0500<text:tab/>style fix</text:p>
      <text:p text:style-name="P10">Nicolas Viennot<text:tab/>2008-12-18 10:39:08 -0500<text:tab/>style fix</text:p>
      <text:p text:style-name="P10">Nicolas Viennot<text:tab/>2008-12-18 10:01:23 -0500<text:tab/>lrm updated</text:p>
      <text:p text:style-name="P10">Nicolas Viennot<text:tab/>2008-12-18 08:37:28 -0500<text:tab/>removed dead code</text:p>
      <text:p text:style-name="P10">Nicolas Viennot<text:tab/>2008-12-18 08:34:34 -0500<text:tab/>not pushing esp for exception</text:p>
      <text:p text:style-name="P10">Nicolas Viennot<text:tab/>2008-12-17 21:44:26 -0500<text:tab/>added test for shifting negative number</text:p>
      <text:p text:style-name="P10">Nicolas Viennot<text:tab/>2008-12-17 18:03:25 -0500<text:tab/>removed the goto keyword</text:p>
      <text:p text:style-name="P10">Nicolas Viennot<text:tab/>2008-12-17 16:45:58 -0500<text:tab/>added if/else test (2)</text:p>
      <text:p text:style-name="P10">Nicolas Viennot<text:tab/>2008-12-17 16:44:52 -0500<text:tab/>added if/else test</text:p>
      <text:p text:style-name="P10">Daniel Benamy<text:tab/>2008-12-17 16:05:22 -0500<text:tab/>Merge branch 'work'</text:p>
      <text:p text:style-name="P10">Daniel Benamy<text:tab/>2008-12-17 16:05:00 -0500<text:tab/>Renamed microc to cflat.</text:p>
      <text:p text:style-name="P10">Nicolas Viennot<text:tab/>2008-12-17 16:01:14 -0500<text:tab/>Assign is not an assignop</text:p>
      <text:p text:style-name="P10">Daniel Benamy<text:tab/>2008-12-17 15:54:58 -0500<text:tab/>Added a couple of tests for exceptions.</text:p>
      <text:p text:style-name="P10">Nicolas Viennot<text:tab/>2008-12-17 15:48:23 -0500<text:tab/>precedence change for &lt; &gt;</text:p>
      <text:p text:style-name="P10">Daniel Benamy<text:tab/>2008-12-17 15:47:16 -0500<text:tab/>Print compiler errors to stderr.</text:p>
      <text:p text:style-name="P10">Nicolas Viennot<text:tab/>2008-12-17 15:35:01 -0500<text:tab/>unclosed comment raise exception</text:p>
      <text:p text:style-name="P10">Nicolas Viennot<text:tab/>2008-12-16 19:51:18 -0500<text:tab/>cleanup</text:p>
      <text:p text:style-name="P10">Nicolas Viennot<text:tab/>2008-12-16 12:37:58 -0500<text:tab/>asm test pretty</text:p>
      <text:p text:style-name="P10">Nicolas Viennot<text:tab/>2008-12-16 12:33:02 -0500<text:tab/>small asm change</text:p>
      <text:p text:style-name="P10">Nicolas Viennot<text:tab/>2008-12-16 08:37:29 -0500<text:tab/>added .PHONY : test/clean in Makefile</text:p>
      <text:p text:style-name="P10">Nicolas Viennot<text:tab/>2008-12-15 20:45:41 -0500<text:tab/>sast: checking for duplicated function, duplicated formals.</text:p>
      <text:p text:style-name="P10"><text:tab/><text:tab/><text:tab/><text:tab/><text:tab/><text:tab/>test: testing for local variable discovery and duplicates.</text:p>
      <text:p text:style-name="P10">Nicolas Viennot<text:tab/>2008-12-15 20:09:35 -0500<text:tab/>sast: forgot a variable check</text:p>
      <text:p text:style-name="P10">Nicolas Viennot<text:tab/>2008-12-15 20:07:04 -0500<text:tab/>cleanup</text:p>
      <text:p text:style-name="P10">Nicolas Viennot<text:tab/>2008-12-15 20:03:59 -0500<text:tab/>sast: variables are added through the context struct</text:p>
      <text:p text:style-name="P10">Nicolas Viennot<text:tab/>2008-12-15 19:44:13 -0500<text:tab/>cleanup</text:p>
      <text:p text:style-name="P10">Nicolas Viennot<text:tab/>2008-12-15 14:42:54 -0500<text:tab/>cleanup</text:p>
      <text:p text:style-name="P10">Nicolas Viennot<text:tab/>2008-12-15 14:14:57 -0500<text:tab/>removed test directory</text:p>
      <text:p text:style-name="P10">Nicolas Viennot<text:tab/>2008-12-15 14:08:45 -0500<text:tab/>removing old tests</text:p>
      <text:p text:style-name="P10">Nicolas Viennot<text:tab/>2008-12-15 14:06:09 -0500<text:tab/>more tests</text:p>
      <text:p text:style-name="P10">Nicolas Viennot<text:tab/>2008-12-15 12:10:25 -0500<text:tab/>cleanup</text:p>
      <text:p text:style-name="P10">Nicolas Viennot<text:tab/>2008-12-15 12:10:15 -0500<text:tab/>added test when mixing same function name/variable name</text:p>
      <text:p text:style-name="P10">Nicolas Viennot<text:tab/>2008-12-15 12:09:25 -0500<text:tab/>catch exception on syntax error</text:p>
      <text:p text:style-name="P10">Nicolas Viennot<text:tab/>2008-12-15 10:41:14 -0500<text:tab/>ast printer removed</text:p>
      <text:p text:style-name="P10">Nicolas Viennot<text:tab/>2008-12-15 10:38:39 -0500<text:tab/>local variables are now initialized to 0</text:p>
      <text:p text:style-name="P10">Nicolas Viennot<text:tab/>2008-12-15 10:07:50 -0500<text:tab/>SAST added, local variables doesnt need to be declared anymore</text:p>
      <text:p text:style-name="P10">Nicolas Viennot<text:tab/>2008-12-14 20:38:40 -0500<text:tab/>"uncaught exception" message added</text:p>
      <text:p text:style-name="P10">Nicolas Viennot<text:tab/>2008-12-14 14:28:08 -0500<text:tab/>cleanup</text:p>
      <text:p text:style-name="P10">Nicolas Viennot<text:tab/>2008-12-14 14:14:41 -0500<text:tab/>reversing args in function call is done is assembly</text:p>
      <text:p text:style-name="P10">Nicolas Viennot<text:tab/>2008-12-14 13:37:41 -0500<text:tab/>precedence test added</text:p>
      <text:p text:style-name="P10">Nicolas Viennot<text:tab/>2008-12-14 12:26:43 -0500<text:tab/>operator precedence fixed</text:p>
      <text:p text:style-name="P10">Nicolas Viennot<text:tab/>2008-12-14 09:40:40 -0500<text:tab/>cleanup</text:p>
      <text:p text:style-name="P10">Nicolas Viennot<text:tab/>2008-12-14 09:13:02 -0500<text:tab/>sign tests added for arithmetic binops</text:p>
      <text:p text:style-name="P10">Nicolas Viennot<text:tab/>2008-12-14 09:12:45 -0500<text:tab/>using movzx insead of mov eax, 0</text:p>
      <text:p text:style-name="P10">Nicolas Viennot<text:tab/>2008-12-13 16:33:28 -0500<text:tab/>cleanup</text:p>
      <text:p text:style-name="P10">Nicolas Viennot<text:tab/>2008-12-13 15:14:11 -0500<text:tab/>exception implemented</text:p>
      <text:p text:style-name="P10">Nicolas Viennot<text:tab/>2008-12-13 10:03:40 -0500<text:tab/>basic try/catch/throw implementation</text:p>
      <text:p text:style-name="P10">Nicolas Viennot<text:tab/>2008-12-13 09:12:36 -0500<text:tab/>Operators implemented and tested</text:p>
      <text:p text:style-name="P10">Nicolas Viennot<text:tab/>2008-12-13 07:43:56 -0500<text:tab/>comment scanner fixed</text:p>
      <text:p text:style-name="P10">Nicolas Viennot<text:tab/>2008-12-13 07:32:01 -0500<text:tab/>arguments of a function are evaluated from left to right</text:p>
      <text:p text:style-name="P10">Nicolas Viennot<text:tab/>2008-12-13 07:00:41 -0500<text:tab/>cleanup</text:p>
      <text:p text:style-name="P10">Nicolas Viennot<text:tab/>2008-12-12 14:49:58 -0500<text:tab/>all operators added, exception added (not finished !!)</text:p>
      <text:p text:style-name="P10">Nicolas Viennot<text:tab/>2008-12-12 09:20:40 -0500<text:tab/>added multiline comments</text:p>
      <text:p text:style-name="P10"><text:soft-page-break/>Nicolas Viennot<text:tab/>2008-12-12 09:12:31 -0500<text:tab/>reverted out() -&gt; outputs \n and test programs are piped to xargs</text:p>
      <text:p text:style-name="P10">Nicolas Viennot<text:tab/>2008-12-12 00:08:43 -0500<text:tab/>Added test for double variable declarations.Whitespace fix.</text:p>
      <text:p text:style-name="P10">Nicolas Viennot<text:tab/>2008-12-12 00:06:55 -0500<text:tab/>Added lrm.</text:p>
      <text:p text:style-name="P10">Nicolas Viennot<text:tab/>2008-12-11 23:07:12 -0500<text:tab/>Implemented proper labels for loops.</text:p>
      <text:p text:style-name="P10"><text:tab/><text:tab/><text:tab/><text:tab/><text:tab/><text:tab/>Added break and continue keywords.</text:p>
      <text:p text:style-name="P10"><text:tab/><text:tab/><text:tab/><text:tab/><text:tab/><text:tab/>Added tests.</text:p>
      <text:p text:style-name="P10">Nicolas Viennot<text:tab/>2008-12-11 23:07:00 -0500<text:tab/>Removed interpreter.</text:p>
      <text:p text:style-name="P10">Nicolas Viennot<text:tab/>2008-12-11 22:04:34 -0500<text:tab/>Implemented proper labels.Implemented in().</text:p>
      <text:p text:style-name="P10"><text:tab/><text:tab/><text:tab/><text:tab/><text:tab/><text:tab/>Changed out() to not add newline and added outln() and ln().</text:p>
      <text:p text:style-name="P10"><text:tab/><text:tab/><text:tab/><text:tab/><text:tab/><text:tab/>Fixed make test.</text:p>
      <text:p text:style-name="P10">Nicolas Viennot<text:tab/>2008-12-11 22:04:02 -0500<text:tab/>Added .gitignore.</text:p>
      <text:p text:style-name="P10">Nicolas Viennot<text:tab/>2008-12-11 20:25:43 -0500<text:tab/>removed test from make clean</text:p>
      <text:p text:style-name="P10">Nicolas Viennot<text:tab/>2008-12-02 00:35:04 -0500<text:tab/>new test case, cleanup</text:p>
      <text:p text:style-name="P10">Nicolas Viennot<text:tab/>2008-12-02 00:21:38 -0500<text:tab/>new test</text:p>
      <text:p text:style-name="P10">Nicolas Viennot<text:tab/>2008-12-02 00:18:13 -0500<text:tab/>global removed</text:p>
      <text:p text:style-name="P10">Nicolas Viennot<text:tab/>2008-12-02 00:15:15 -0500<text:tab/>global tests removed</text:p>
      <text:p text:style-name="P10">Nicolas Viennot<text:tab/>2008-12-02 00:12:32 -0500<text:tab/>okey whatever</text:p>
      <text:p text:style-name="P10">Nicolas Viennot<text:tab/>2008-12-02 00:11:25 -0500<text:tab/>microc deleted</text:p>
      <text:p text:style-name="P10">Daniel Benamy<text:tab/>2008-11-22 02:14:32 -0500<text:tab/>Added .gitignore.</text:p>
      <text:p text:style-name="P10">Daniel Benamy<text:tab/>2008-11-22 02:11:46 -0500<text:tab/>Added ltc and microc.</text:p>
      <text:p text:style-name="P10"><text:tab/><text:tab/><text:tab/><text:tab/><text:tab/><text:tab/>Started on a backend for microc to produce x86 assembly.</text:p>
      <text:p text:style-name="P10">Daniel Benamy<text:tab/>2008-11-22 02:10:36 -0500<text:tab/>Put some skeleton file in cflat/, moved testing code to cflat/test, and <text:tab/><text:tab/><text:tab/><text:tab/><text:tab/><text:tab/><text:tab/>added the very beginnings of a test file for c flat.</text:p>
      <text:p text:style-name="P10">Daniel Benamy<text:tab/>2008-11-22 02:06:49 -0500<text:tab/>Fix crash when no executable is created.</text:p>
      <text:p text:style-name="P10">Daniel Benamy<text:tab/>2008-10-16 02:49:59 -0400<text:tab/>Added hw1 dir.</text:p>
      <text:p text:style-name="P10">Daniel Benamy<text:tab/>2008-10-16 01:24:07 -0400<text:tab/>Give nice error if no test file given.</text:p>
      <text:p text:style-name="P10">Daniel Benamy<text:tab/>2008-10-16 00:39:13 -0400<text:tab/>Adding test-gcc.txt.</text:p>
      <text:p text:style-name="P10">Daniel Benamy<text:tab/>2008-10-16 00:38:26 -0400<text:tab/>Changed test markers to ..., added support for comments before <text:tab/><text:tab/><text:tab/><text:tab/><text:tab/><text:tab/><text:tab/>compilercommand, and cleanup.</text:p>
      <text:p text:style-name="P10">Daniel Benamy<text:tab/>2008-10-16 00:24:50 -0400<text:tab/>Various fixes. Tester works.</text:p>
      <text:p text:style-name="P10">Daniel Benamy<text:tab/>2008-10-16 00:09:09 -0400<text:tab/>Cleanup.</text:p>
      <text:p text:style-name="P10">Daniel Benamy<text:tab/>2008-10-16 00:07:48 -0400<text:tab/>Importing compiler-tester.py in progress.</text:p>
      <text:p text:style-name="P10"/>
      <text:p text:style-name="Text_20_body">Test Plan </text:p>
      <text:p text:style-name="P23">Show two or three representative source language programs along with the target language program generated for each </text:p>
      <text:p text:style-name="P23">Show the test suites used to test your translator </text:p>
      <text:p text:style-name="P23">Explain why and how these test cases were chosen </text:p>
      <text:p text:style-name="P23">What kind of automation was used in testing </text:p>
      <text:p text:style-name="Text_20_body">State who did what </text:p>
      <text:p text:style-name="Text_20_body">Lessons Learned </text:p>
      <text:p text:style-name="P23">Each team member should explain his or her most important learning </text:p>
      <text:p text:style-name="Text_20_body">Include any advice the team has for future team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StarSymbol" svg:font-family="StarSymbol"/>
    <style:font-face style:name="Bitstream Vera Sans Mono" svg:font-family="'Bitstream Vera Sans Mono'" style:font-family-generic="modern" style:font-pitch="fixed"/>
    <style:font-face style:name="DejaVu Sans Mono" svg:font-family="'DejaVu Sans Mono'" style:font-family-generic="swiss" style:font-pitch="fixed"/>
    <style:font-face style:name="DejaVu Serif" svg:font-family="'DejaVu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 Sans" style:font-size-asian="18pt" style:font-weight-asian="bold" style:font-name-complex="DejaVu 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Nimbus Roman No9 L" fo:font-size="14pt" fo:font-weight="bold" style:font-name-asian="DejaVu Sans" style:font-size-asian="14pt" style:font-weight-asian="bold" style:font-name-complex="DejaVu Sans"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style>
    <style:style style:name="Citation" style:family="text">
      <style:text-properties fo:font-style="italic" style:font-style-asian="italic" style:font-style-complex="italic"/>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35in" fo:margin-right="0.783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10-05T17:04:02</meta:creation-date>
    <dc:creator>Daniel Benamy</dc:creator>
    <dc:date>2008-12-18T18:00:22</dc:date>
    <meta:printed-by>Nicolas Viennot</meta:printed-by>
    <meta:print-date>2008-10-15T02:23:34</meta:print-date>
    <meta:editing-cycles>58</meta:editing-cycles>
    <meta:editing-duration>PT12H35M2S</meta:editing-duration>
    <meta:user-defined meta:name="Info 1"/>
    <meta:user-defined meta:name="Info 2"/>
    <meta:user-defined meta:name="Info 3"/>
    <meta:user-defined meta:name="Info 4"/>
    <meta:document-statistic meta:table-count="1" meta:image-count="0" meta:object-count="0" meta:page-count="5" meta:paragraph-count="192" meta:word-count="1835" meta:character-count="11142"/>
  </office:meta>
</office:document-meta>
</file>